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2127ca" officeooo:paragraph-rsid="002127ca"/>
    </style:style>
    <style:style style:name="P2" style:family="paragraph" style:parent-style-name="Table_20_Contents">
      <style:text-properties officeooo:rsid="0033536b" officeooo:paragraph-rsid="0033536b"/>
    </style:style>
    <style:style style:name="P3" style:family="paragraph" style:parent-style-name="Text_20_body">
      <style:text-properties officeooo:rsid="00330c97" officeooo:paragraph-rsid="00330c97"/>
    </style:style>
    <style:style style:name="P4" style:family="paragraph" style:parent-style-name="Heading_20_1">
      <style:text-properties officeooo:rsid="001c0300" officeooo:paragraph-rsid="001c0300"/>
    </style:style>
    <style:style style:name="P5" style:family="paragraph" style:parent-style-name="Text_20_body" style:list-style-name="L1">
      <style:text-properties officeooo:paragraph-rsid="0032030a"/>
    </style:style>
    <style:style style:name="P6" style:family="paragraph" style:parent-style-name="Text_20_body" style:list-style-name="L1">
      <style:text-properties fo:font-weight="bold" officeooo:rsid="0025a028" officeooo:paragraph-rsid="0025a028" style:font-weight-asian="bold" style:font-weight-complex="bold"/>
    </style:style>
    <style:style style:name="P7" style:family="paragraph" style:parent-style-name="Text_20_body" style:list-style-name="L1">
      <style:paragraph-properties fo:break-before="page"/>
      <style:text-properties fo:font-weight="bold" officeooo:rsid="0025a028" officeooo:paragraph-rsid="0025a028" style:font-weight-asian="bold" style:font-weight-complex="bold"/>
    </style:style>
    <style:style style:name="P8" style:family="paragraph" style:parent-style-name="Text_20_body" style:list-style-name="L1">
      <style:text-properties fo:font-weight="bold" officeooo:rsid="0027c2ad" officeooo:paragraph-rsid="0027c2ad" style:font-weight-asian="bold" style:font-weight-complex="bold"/>
    </style:style>
    <style:style style:name="P9" style:family="paragraph" style:parent-style-name="Text_20_body" style:list-style-name="L1">
      <style:text-properties fo:font-weight="bold" officeooo:rsid="0027c2ad" officeooo:paragraph-rsid="00298dfd" style:font-weight-asian="bold" style:font-weight-complex="bold"/>
    </style:style>
    <style:style style:name="P10" style:family="paragraph" style:parent-style-name="Text_20_body" style:list-style-name="L1">
      <style:paragraph-properties fo:break-before="page"/>
      <style:text-properties fo:font-weight="bold" officeooo:rsid="00298dfd" officeooo:paragraph-rsid="00298dfd" style:font-weight-asian="bold" style:font-weight-complex="bold"/>
    </style:style>
    <style:style style:name="P11" style:family="paragraph" style:parent-style-name="Text_20_body" style:list-style-name="L1">
      <style:text-properties fo:font-weight="bold" officeooo:rsid="00298dfd" officeooo:paragraph-rsid="00298dfd" style:font-weight-asian="bold" style:font-weight-complex="bold"/>
    </style:style>
    <style:style style:name="P12" style:family="paragraph" style:parent-style-name="Text_20_body" style:list-style-name="L1">
      <style:text-properties fo:font-weight="normal" officeooo:rsid="002c5e60" officeooo:paragraph-rsid="002c5e60" style:font-weight-asian="normal" style:font-weight-complex="normal"/>
    </style:style>
    <style:style style:name="P13" style:family="paragraph" style:parent-style-name="Text_20_body" style:list-style-name="L1">
      <style:text-properties fo:font-weight="normal" officeooo:rsid="002c5e60" officeooo:paragraph-rsid="002e51a5" style:font-weight-asian="normal" style:font-weight-complex="normal"/>
    </style:style>
    <style:style style:name="P14" style:family="paragraph" style:parent-style-name="Text_20_body" style:list-style-name="L1">
      <style:text-properties fo:font-weight="normal" officeooo:rsid="002fad8e" officeooo:paragraph-rsid="002fad8e" style:font-weight-asian="normal" style:font-weight-complex="normal"/>
    </style:style>
    <style:style style:name="P15" style:family="paragraph" style:parent-style-name="Text_20_body" style:list-style-name="L1">
      <style:text-properties fo:font-weight="normal" officeooo:rsid="002e51a5" officeooo:paragraph-rsid="002e51a5" style:font-weight-asian="normal" style:font-weight-complex="normal"/>
    </style:style>
    <style:style style:name="P16" style:family="paragraph" style:parent-style-name="Text_20_body" style:list-style-name="L1">
      <style:text-properties fo:font-weight="normal" officeooo:rsid="0031be79" officeooo:paragraph-rsid="0031be79" style:font-weight-asian="normal" style:font-weight-complex="normal"/>
    </style:style>
    <style:style style:name="P17" style:family="paragraph" style:parent-style-name="Text_20_body" style:list-style-name="L1">
      <style:text-properties fo:font-weight="normal" officeooo:rsid="00330c97" officeooo:paragraph-rsid="00330c97" style:font-weight-asian="normal" style:font-weight-complex="normal"/>
    </style:style>
    <style:style style:name="P18" style:family="paragraph" style:parent-style-name="Text_20_body" style:list-style-name="L1">
      <style:text-properties officeooo:rsid="002c5e60" officeooo:paragraph-rsid="002c5e60"/>
    </style:style>
    <style:style style:name="P19" style:family="paragraph" style:parent-style-name="Text_20_body" style:list-style-name="L1">
      <style:text-properties officeooo:rsid="0025a028" officeooo:paragraph-rsid="0025a028"/>
    </style:style>
    <style:style style:name="P20" style:family="paragraph" style:parent-style-name="Text_20_body" style:list-style-name="L2">
      <style:text-properties officeooo:rsid="0027c2ad" officeooo:paragraph-rsid="0027c2ad"/>
    </style:style>
    <style:style style:name="P21" style:family="paragraph" style:parent-style-name="Text_20_body" style:list-style-name="L1">
      <style:text-properties officeooo:rsid="0031be79" officeooo:paragraph-rsid="0031be79"/>
    </style:style>
    <style:style style:name="P22" style:family="paragraph" style:parent-style-name="Text_20_body" style:list-style-name="L1">
      <style:text-properties officeooo:rsid="00330c97" officeooo:paragraph-rsid="00330c97"/>
    </style:style>
    <style:style style:name="P23" style:family="paragraph" style:parent-style-name="Text_20_body" style:list-style-name="L1">
      <style:text-properties officeooo:rsid="0032030a" officeooo:paragraph-rsid="0032030a"/>
    </style:style>
    <style:style style:name="P24" style:family="paragraph" style:parent-style-name="Text_20_body" style:list-style-name="L1">
      <style:text-properties fo:font-size="12pt" officeooo:rsid="0025a028" officeooo:paragraph-rsid="0034da89" style:font-size-asian="12pt" style:font-size-complex="12pt"/>
    </style:style>
    <style:style style:name="P25" style:family="paragraph" style:parent-style-name="Text_20_body" style:list-style-name="L1">
      <style:text-properties fo:font-size="12pt" officeooo:rsid="00279c02" officeooo:paragraph-rsid="00279c02" style:font-size-asian="12pt" style:font-size-complex="12pt"/>
    </style:style>
    <style:style style:name="P26" style:family="paragraph" style:parent-style-name="Text_20_body" style:list-style-name="L1">
      <style:text-properties fo:font-size="12pt" officeooo:rsid="0034da89" officeooo:paragraph-rsid="0034da89" style:font-size-asian="12pt" style:font-size-complex="12pt"/>
    </style:style>
    <style:style style:name="P27" style:family="paragraph" style:parent-style-name="Text_20_body" style:list-style-name="L1">
      <style:text-properties fo:font-size="12pt" officeooo:rsid="00359f33" officeooo:paragraph-rsid="00359f33" style:font-size-asian="12pt" style:font-size-complex="12pt"/>
    </style:style>
    <style:style style:name="P28" style:family="paragraph" style:parent-style-name="Text_20_body" style:list-style-name="L3">
      <style:text-properties fo:font-size="12pt" officeooo:rsid="00359f33" officeooo:paragraph-rsid="00359f33" style:font-size-asian="12pt" style:font-size-complex="12pt"/>
    </style:style>
    <style:style style:name="P29" style:family="paragraph" style:parent-style-name="Text_20_body" style:list-style-name="L1">
      <style:text-properties fo:font-size="12pt" officeooo:rsid="00376cd5" officeooo:paragraph-rsid="00376cd5" style:font-size-asian="12pt" style:font-size-complex="12pt"/>
    </style:style>
    <style:style style:name="P30" style:family="paragraph" style:parent-style-name="Text_20_body" style:list-style-name="L1">
      <style:text-properties fo:font-size="12pt" fo:font-weight="bold" officeooo:rsid="0025a028" officeooo:paragraph-rsid="0025a028" style:font-size-asian="12pt" style:font-weight-asian="bold" style:font-size-complex="12pt" style:font-weight-complex="bold"/>
    </style:style>
    <style:style style:name="P31" style:family="paragraph" style:parent-style-name="Text_20_body" style:list-style-name="L1">
      <style:paragraph-properties fo:break-before="page"/>
      <style:text-properties fo:font-size="12pt" fo:font-weight="bold" officeooo:rsid="0025a028" officeooo:paragraph-rsid="0025a028" style:font-size-asian="12pt" style:font-weight-asian="bold" style:font-size-complex="12pt" style:font-weight-complex="bold"/>
    </style:style>
    <style:style style:name="P32" style:family="paragraph" style:parent-style-name="Text_20_body" style:list-style-name="L1">
      <style:text-properties fo:font-size="12pt" fo:font-weight="bold" officeooo:rsid="00279c02" officeooo:paragraph-rsid="00279c02" style:font-size-asian="12pt" style:font-weight-asian="bold" style:font-size-complex="12pt" style:font-weight-complex="bold"/>
    </style:style>
    <style:style style:name="P33" style:family="paragraph" style:parent-style-name="Text_20_body" style:list-style-name="L1">
      <style:text-properties officeooo:rsid="0034da89" officeooo:paragraph-rsid="0034da89"/>
    </style:style>
    <style:style style:name="P34" style:family="paragraph" style:parent-style-name="Text_20_body" style:list-style-name="L1">
      <style:text-properties fo:font-size="11pt" officeooo:rsid="00375855" officeooo:paragraph-rsid="00375855" style:font-size-asian="9.60000038146973pt" style:font-size-complex="11pt"/>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c5e60"/>
    </style:style>
    <style:style style:name="T6" style:family="text">
      <style:text-properties fo:font-weight="bold" style:font-weight-asian="bold" style:font-weight-complex="bold"/>
    </style:style>
    <style:style style:name="T7" style:family="text">
      <style:text-properties officeooo:rsid="002e51a5"/>
    </style:style>
    <style:style style:name="T8" style:family="text">
      <style:text-properties fo:font-weight="normal" officeooo:rsid="0031be79" style:font-weight-asian="normal" style:font-weight-complex="normal"/>
    </style:style>
    <style:style style:name="T9" style:family="text">
      <style:text-properties fo:font-weight="normal" officeooo:rsid="0032030a" style:font-weight-asian="normal" style:font-weight-complex="normal"/>
    </style:style>
    <style:style style:name="T10" style:family="text">
      <style:text-properties fo:font-weight="normal" officeooo:rsid="00330c97" style:font-weight-asian="normal" style:font-weight-complex="normal"/>
    </style:style>
    <style:style style:name="T11" style:family="text">
      <style:text-properties officeooo:rsid="002fad8e"/>
    </style:style>
    <style:style style:name="T12" style:family="text">
      <style:text-properties officeooo:rsid="0031be79"/>
    </style:style>
    <style:style style:name="T13" style:family="text">
      <style:text-properties officeooo:rsid="0032030a"/>
    </style:style>
    <style:style style:name="T14" style:family="text">
      <style:text-properties fo:language="en" fo:country="US" fo:font-weight="normal" style:font-weight-asian="normal" style:font-weight-complex="normal"/>
    </style:style>
    <style:style style:name="T15" style:family="text">
      <style:text-properties officeooo:rsid="00330c97"/>
    </style:style>
    <style:style style:name="T16" style:family="text">
      <style:text-properties officeooo:rsid="0033536b"/>
    </style:style>
    <style:style style:name="T17" style:family="text">
      <style:text-properties officeooo:rsid="0034da89"/>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officeooo:rsid="00368f0a"/>
    </style:style>
    <style:style style:name="T21" style:family="text">
      <style:text-properties officeooo:rsid="00376cd5"/>
    </style:style>
    <style:style style:name="T22" style:family="text">
      <style:text-properties officeooo:rsid="00386df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UNIT 1: Choice of architectures and programming tools.</text:h>
      <text:p text:style-name="P1"/>
      <text:list xml:id="list3539558729" text:style-name="L1">
        <text:list-item>
          <text:p text:style-name="P6">Meaning of full-stack development.</text:p>
          <text:p text:style-name="P12">Es todo lo que implica realizar una pagina web. <text:span text:style-name="T7">La unión entre el front y en back, además de los clientes y los servidores con la base de datos.</text:span></text:p>
        </text:list-item>
        <text:list-item>
          <text:p text:style-name="P6">Difference between back-end and front-end developer.</text:p>
          <text:p text:style-name="P18">El front-end es la parte en la que el cliente interactúa con la página web, y la back-end es la parte en la que los diseñadores/programadores trabajamos para que el front-end trabaje correctamente, interactuando con el servidor para obtener y almacenar información.</text:p>
        </text:list-item>
        <text:list-item>
          <text:p text:style-name="P19"><text:span text:style-name="T6">Look for the most used programming languages in web.</text:span> </text:p>
          <text:p text:style-name="P18">JavaScript/Python/HTML/CSS/PHP</text:p>
        </text:list-item>
        <text:list-item>
          <text:p text:style-name="P6">Look for the most used databases.</text:p>
          <text:p text:style-name="P12">Oracle Database, MySQL, Microsoft SQL Server, MongoDB, PostgreSQL...</text:p>
        </text:list-item>
        <text:list-item>
          <text:p text:style-name="P8">Frameworks for web development that use the following languages:</text:p>
        </text:list-item>
      </text:list>
      <text:list text:style-name="L2">
        <text:list-item>
          <text:list>
            <text:list-item>
              <text:p text:style-name="P20">php: <text:span text:style-name="T5">Phalcon, Lumen, Symfony</text:span></text:p>
            </text:list-item>
            <text:list-item>
              <text:p text:style-name="P20">Python: <text:span text:style-name="T5">Flask, Bottle, CherryPy</text:span></text:p>
            </text:list-item>
            <text:list-item>
              <text:p text:style-name="P20">Javascript, <text:span text:style-name="T5">Angular, Vue.js, Ember</text:span></text:p>
            </text:list-item>
            <text:list-item>
              <text:p text:style-name="P20">Java: <text:span text:style-name="T5">Spring, JavaServer Faces(JSF)</text:span></text:p>
            </text:list-item>
          </text:list>
        </text:list-item>
      </text:list>
      <text:list xml:id="list103461246546205" text:continue-list="list3539558729" text:style-name="L1">
        <text:list-item>
          <text:p text:style-name="P6">What is a web server? Indicate some web servers <text:span text:style-name="T3">and some web clients.</text:span></text:p>
          <text:p text:style-name="P13"><text:span text:style-name="T7">Software que está escuchando peticiones de clientes, concretamente peticiones de páginas web</text:span>. </text:p>
          <text:p text:style-name="P13"><text:span text:style-name="T7">Servidor:</text:span> Apache HTTP Server, IIS, NGINX, <text:span text:style-name="T7">etc.</text:span></text:p>
          <text:p text:style-name="P12"><text:span text:style-name="T7">Clientes web:</text:span> Chrome, Opera, Edge, <text:span text:style-name="T7">etc.</text:span></text:p>
        </text:list-item>
        <text:list-item>
          <text:p text:style-name="P8">Indicate some other servers.</text:p>
          <text:p text:style-name="P14">Servidor de correo: Gmail, Outlook</text:p>
        </text:list-item>
        <text:list-item>
          <text:p text:style-name="P8">Explain with your own words the meaning of “Full Stack”.</text:p>
          <text:p text:style-name="P14">Trabajar en todos los procesos de una pagina web, desde la vista del cliente, hasta la del servidor trabajando también en las partes lógicas del servidor</text:p>
        </text:list-item>
        <text:list-item>
          <text:p text:style-name="P8">What <text:span text:style-name="T4">are</text:span> CRUD <text:span text:style-name="T4">operations</text:span>?</text:p>
          <text:p text:style-name="P15"><text:span text:style-name="T11">Las operaciones mas basicas que se pueden realizar en una Base de Datos:</text:span> Crear, Leer, Actualizar y Eliminar</text:p>
          <text:p text:style-name="P15"/>
        </text:list-item>
        <text:list-item>
          <text:p text:style-name="P10">What is the purpose o<text:span text:style-name="T12">f</text:span> the HTTP protocol?</text:p>
          <text:p text:style-name="P21">HTTP es un estándar de comunicación utilizado para la comunicación entre Cliente y Servidor a través de Internet.</text:p>
        </text:list-item>
        <text:list-item>
          <text:p text:style-name="P11">Indicate the correspondence between the HTTP methods: POST, GET, PUT and DELETE <text:span text:style-name="T15">and the CRUD operations.</text:span></text:p>
          <text:p text:style-name="P16">Los métodos HTTP están rel<text:span text:style-name="T15">a</text:span>cionados con los CRUD, <text:span text:style-name="T15">las cuales procesan la información de diferentes maneras</text:span>:<text:span text:style-name="T8"/></text:p>
          <text:p text:style-name="P16">Post → Create (subir)<text:span text:style-name="T8"/></text:p>
          <text:p text:style-name="P16">Get → Read (lectura)</text:p>
          <text:p text:style-name="P16">Put → Update (modificar)</text:p>
          <text:p text:style-name="P16">Delete → Delete(eliminar)</text:p>
        </text:list-item>
        <text:list-item>
          <text:p text:style-name="P11">What is an API?</text:p>
          <text:p text:style-name="P21">API (Application Programming Interface) es una declaración de como una aplicaciones puede comunicarse con otras aplicaciones, librerías, o frameworks. <text:span text:style-name="T15">Es una lista de acciones que podemos hacer en una interacción</text:span></text:p>
        </text:list-item>
        <text:list-item>
          <text:p text:style-name="P11">How must be an API to be called a WEB API?</text:p>
          <text:p text:style-name="P22">Os clientes usan los métodos HTTP para comunicarse con el servidor.</text:p>
        </text:list-item>
        <text:list-item>
          <text:p text:style-name="P11">In which applications can we use a REST API?</text:p>
          <text:p text:style-name="P23">En aplicaciones no muy complejas con poca seguridad/<text:span text:style-name="T15">simples</text:span>.</text:p>
        </text:list-item>
        <text:list-item>
          <text:p text:style-name="P11">What is the format of the <text:span text:style-name="T15">response</text:span> in a REST API?</text:p>
          <text:p text:style-name="P21"><text:s/>El formato es el mismo que en los datos de XML o JSON.</text:p>
        </text:list-item>
        <text:list-item>
          <text:p text:style-name="P9">Explain with your own words the difference between a library and a framework.</text:p>
          <text:p text:style-name="P16">Que las librerías <text:span text:style-name="T13">son conjuntos de funciones y el framework es una estructura que se impone al uso.</text:span></text:p>
        </text:list-item>
        <text:list-item>
          <text:p text:style-name="P11">What is the lifecycle of an <text:span text:style-name="T12">software development</text:span>?</text:p>
          <text:p text:style-name="P5"><text:span text:style-name="T10">Es un proceso de gestión del desarrollo y la implementación de aplicaciones de software. </text:span><text:span text:style-name="T9">Se comprime en 7 diferentes estados: </text:span><text:span text:style-name="T14">planning, analysis, design, development, testing, implementation, and maintenance.</text:span></text:p>
        </text:list-item>
        <text:list-item>
          <text:p text:style-name="P6">In a web application explain how a client server communication works.</text:p>
          <text:p text:style-name="P22">El cliente inicia la comunicación enviando una petición al servidor. Esta solicitud puede ser recuperar, actualizar o realizar las tareas especificadas para que el servidor envíe su respuesta tras procesarla.</text:p>
        </text:list-item>
      </text:list>
      <text:p text:style-name="P3"/>
      <text:list xml:id="list103460849085598" text:continue-numbering="true" text:style-name="L1">
        <text:list-item>
          <text:p text:style-name="P7">What is Postman?</text:p>
          <text:p text:style-name="P19">Postman es <text:span text:style-name="T16">una aplicación</text:span> utilizad<text:span text:style-name="T16">a</text:span> po<text:span text:style-name="T16">r</text:span> los desarrolladores para testear colecciones y catálogos APIs (tanto a nivel front-end como back-end) <text:span text:style-name="T16">disponiendo de una interfaz gráfica</text:span>.</text:p>
        </text:list-item>
        <text:list-item>
          <text:p text:style-name="P6">Indicate some relational databases.</text:p>
          <text:p text:style-name="P19">SQL Server, Azure SQL Managed Instance, <text:span text:style-name="T16">Oracle Database</text:span>, MySQL, PostgreSQL, MariaDB</text:p>
        </text:list-item>
        <text:list-item>
          <text:p text:style-name="P6">Indicate some non relational databases.</text:p>
          <text:p text:style-name="P17">MongoDB, <text:span text:style-name="T16">Redis, </text:span>Apache Cassandra, <text:span text:style-name="T16">Neo4j, Firebase (Google).</text:span></text:p>
        </text:list-item>
        <text:list-item>
          <text:p text:style-name="P11">Explain with your own words what is a ORM.</text:p>
          <text:p text:style-name="P22">El Mapeamiento de Objetos Relacionales (ORM) <text:span text:style-name="T16">consiste en crear clases que representan las tablas de la BBDD relacional. Las propiedades de las clases corresponden con los campos de las tablas. La creación de objetos en estas se hacen persistentes como si fueran registros en las tablas.</text:span></text:p>
          <text:p text:style-name="P22">p.e: Clase estudiante→ Estudiante(1,”Iván”)</text:p>
        </text:list-item>
      </text:list>
      <table:table table:name="Tabla1" table:style-name="Tabla1">
        <table:table-column table:style-name="Tabla1.A"/>
        <table:table-column table:style-name="Tabla1.B"/>
        <table:table-row>
          <table:table-cell table:style-name="Tabla1.A1" office:value-type="string">
            <text:p text:style-name="P2">Id</text:p>
          </table:table-cell>
          <table:table-cell table:style-name="Tabla1.B1" office:value-type="string">
            <text:p text:style-name="P2">Nombre</text:p>
          </table:table-cell>
        </table:table-row>
        <table:table-row>
          <table:table-cell table:style-name="Tabla1.A2" office:value-type="string">
            <text:p text:style-name="P2">1</text:p>
          </table:table-cell>
          <table:table-cell table:style-name="Tabla1.B2" office:value-type="string">
            <text:p text:style-name="P2">Iván</text:p>
          </table:table-cell>
        </table:table-row>
      </table:table>
      <text:list xml:id="list103460020383183" text:continue-numbering="true" text:style-name="L1">
        <text:list-header>
          <text:p text:style-name="P22"/>
        </text:list-header>
        <text:list-item>
          <text:p text:style-name="P6">What is the purpose of a Cloud Platform?</text:p>
          <text:p text:style-name="P33"><text:span text:style-name="T20">Servicio que ofrece el hosting de una página web sin almacenarlo fisicamente en la empresa. También d</text:span>e man<text:span text:style-name="T20">t</text:span>era segur<text:span text:style-name="T20">os los</text:span> datos y que no nos suponga tener que tener un elemento físico para tenerlo guardado, haciéndolo accesible en cualquier lado.</text:p>
        </text:list-item>
        <text:list-item>
          <text:p text:style-name="P6">Indicate some cloud platforms.</text:p>
          <text:p text:style-name="P33"><text:span text:style-name="T20">Google Cloud Plataform (GCP), IBM Cloud, </text:span>Heroku y Amazon web Services (AWS)</text:p>
        </text:list-item>
        <text:list-item>
          <text:p text:style-name="P6">Meaning of CI/CD.</text:p>
          <text:p text:style-name="P33">Continuous Integration (CI) es <text:span text:style-name="T20">el </text:span>testeo automatizado de una aplicación tras cada nuevo commit. <text:span text:style-name="T20">Si hay fallos es necesario corregirlo</text:span>. <text:span text:style-name="T20">Si todo supera las pruebas y testeos sin fallos pasa a la fase de </text:span>Continous Delivery (CD), <text:span text:style-name="T20">es decir, la puesta en producción (deployment, delivery)</text:span>.</text:p>
        </text:list-item>
        <text:list-item>
          <text:p text:style-name="P30"><text:span text:style-name="T2">W</text:span><text:span text:style-name="T1">hat’s the difference between a Web Developer and a Web Designer?</text:span></text:p>
          <text:p text:style-name="P26">La diferencia entre estos dos trabajadores es que el diseñador genera elementos en la web que tendrá que informar al desarrollador de su uso y los desarrolladores trabajan a partir de los elementos diseñados. </text:p>
          <text:p text:style-name="P26">El desarrollador trabaja la lógica y el diseñador prepara la parte visual, la cual debe de tener en cuenta la usabilidad y la creatividad.</text:p>
          <text:p text:style-name="P26"/>
        </text:list-item>
        <text:list-item>
          <text:p text:style-name="P31">What is XAMPP?</text:p>
          <text:p text:style-name="P24">XAMPP es un paquete de software libre, que consiste principalmente en el sistema de <text:span text:style-name="T21">desarrollo (Cross Plataform),</text:span> gestión de bases de datos MySQL, el servidor web Apache y los intérpretes para lenguajes de script PHP y Perl. </text:p>
          <text:p text:style-name="P24">El nombre es en realidad un acrónimo: X, Apache, MariaDB/MySQL, PHP, Perl.</text:p>
        </text:list-item>
        <text:list-item>
          <text:p text:style-name="P30">What is LAMP?</text:p>
          <text:p text:style-name="P26">LAMP es usado para describir un sistema de infraestructura de internet que usa las siguientes herramientas: Linux, Apache, MySQL/MariaDB, PHP. Esto, principalmente, define la infraestructura de un servidor web.</text:p>
        </text:list-item>
        <text:list-item>
          <text:p text:style-name="P32">Explain with your own words the steps that the software goes through using CI.</text:p>
          <text:p text:style-name="P27">El CI se compone de 4 pasos:</text:p>
        </text:list-item>
      </text:list>
      <text:list text:style-name="L3">
        <text:list-item>
          <text:list>
            <text:list-item>
              <text:p text:style-name="P28">Dev → <text:span text:style-name="T20">Los desarrollador generan el código y lo suben, testeandolo primero entre ellos</text:span></text:p>
            </text:list-item>
            <text:list-item>
              <text:p text:style-name="P28">Testing/QA → <text:span text:style-name="T20">Se testea todo automáticamente o a mano y el equipo QA se asegura que el código en testeo cumple las necesidades del usuario y requisitos de la empresa</text:span></text:p>
            </text:list-item>
            <text:list-item>
              <text:p text:style-name="P28">Staging → <text:span text:style-name="T20">Ultimo paso antes de la producción que suelen ser la repetición de los testeos para chequear que todo va como se afirmo en los anteriores</text:span></text:p>
            </text:list-item>
            <text:list-item>
              <text:p text:style-name="P28">Production → <text:span text:style-name="T20">Se envía a producción.</text:span></text:p>
            </text:list-item>
          </text:list>
        </text:list-item>
      </text:list>
      <text:list xml:id="list103460818138883" text:continue-list="list103460020383183" text:style-name="L1">
        <text:list-item>
          <text:p text:style-name="P32">What is the main purpose of CI/CD?</text:p>
          <text:p text:style-name="P26">Combinar el código realizado por todo el equipo de desarrolladores testeando su correcta funcionalidad y siendo lo más rápido posible.</text:p>
        </text:list-item>
        <text:list-item>
          <text:p text:style-name="P32">Explain the main difference between Heroku and AWS.</text:p>
          <text:p text:style-name="P25">A diferencia de AWS, cuyo principal foco es en infraestructura<text:span text:style-name="T17">(IaaS)</text:span>, Heroku está enfocado en la plataforma (PaaS). En lugar de servidores, Heroku ofrece contenedores de Aplicaciones llamados Dynos.</text:p>
          <text:p text:style-name="P29">AWS proporciona una gran cantidad de servicios distintos, y <text:span text:style-name="T19">Heruko</text:span> es mas simple.</text:p>
        </text:list-item>
        <text:list-item>
          <text:p text:style-name="P32">Explain the difference between a programming language and a runtime environment.</text:p>
          <text:p text:style-name="P34">El lenguaje de programación <text:span text:style-name="T22">es como el idioma que utilizamos para escribir código, teniendo normas de uso de su sintaxis,</text:span> y el runtime enviroment es un pequeño sistema que realiza la ejecución <text:span text:style-name="T22">e interpretación</text:span> del código con su respectivo lenguaj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8T10:34:59.826279932</dc:date>
    <meta:editing-duration>PT6H57M58S</meta:editing-duration>
    <meta:editing-cycles>27</meta:editing-cycles>
    <meta:generator>LibreOffice/7.4.7.2$Linux_X86_64 LibreOffice_project/40$Build-2</meta:generator>
    <meta:document-statistic meta:table-count="1" meta:image-count="0" meta:object-count="0" meta:page-count="4" meta:paragraph-count="86" meta:word-count="1169" meta:character-count="7177" meta:non-whitespace-character-count="6129"/>
  </office:meta>
</office:document-meta>
</file>